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25-01-16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24-01-04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23-01-10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22-01-12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21-01-13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20-01-15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19-01-23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17-12-29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16-12-22 16:59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16-01-06 17:0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1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14-01-14 22:2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13-01-10 17:18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11-01-13 20:45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10-01-12 16:23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08-12-30 20:45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08-01-16 21:35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07-01-10 19:05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06-01-13 15:56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05-01-12 22:20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04-01-12 21:4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03-01-10 16:49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02-01-15 20:16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01-01-11 19:32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2000-01-12 20:31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332098040102</text:p>
          </table:table-cell>
          <table:table-cell office:value-type="string" calcext:value-type="string">
            <text:p>199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